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99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7.4mm" svg:height="90.04mm" svg:x="25.06mm" svg:y="133.4mm">
            <loext:p draw:notify-on-update-of-ranges="Hoja1.C3:Hoja1.C3 Hoja1.C4:Hoja1.C13 Hoja1.D3:Hoja1.D3 Hoja1.D4:Hoja1.D13 Hoja1.E3:Hoja1.E3 Hoja1.E4:Hoja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3.21mm" svg:y="231.73mm">
            <loext:p draw:notify-on-update-of-ranges="Hoja1.C16:Hoja1.C16 Hoja1.C17:Hoja1.C26 Hoja1.D16:Hoja1.D16 Hoja1.D17:Hoja1.D26 Hoja1.E16:Hoja1.E16 Hoja1.E17:Hoja1.E26 Hoja1.F16:Hoja1.F16 Hoja1.F17:Hoja1.F26 Hoja1.G16:Hoja1.G16 Hoja1.G17:Hoja1.G26 Hoja1.H16:Hoja1.H16 Hoja1.H17:Hoja1.H26 Hoja1.I16:Hoja1.I16 Hoja1.I17:Hoja1.I26 Hoja1.J16:Hoja1.J16 Hoja1.J17:Hoja1.J26 Hoja1.K16:Hoja1.K16 Hoja1.K17:Hoja1.K26 Hoja1.L16:Hoja1.L16 Hoja1.L17:Hoja1.L26 Hoja1.M16:Hoja1.M16 Hoja1.M17:Hoja1.M26 Hoja1.N16:Hoja1.N16 Hoja1.N17:Hoja1.N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4"/>
        <table:table-column table:style-name="co1" table:number-columns-repeated="9" table:default-cell-style-name="Default"/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C LOCAL</text:p>
          </table:table-cell>
          <table:table-cell table:style-name="ce1" table:number-columns-repeated="3"/>
          <table:table-cell table:number-columns-repeated="9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1866" calcext:value-type="float">
            <text:p>0,001866</text:p>
          </table:table-cell>
          <table:table-cell office:value-type="float" office:value="0.002011" calcext:value-type="float">
            <text:p>0,002011</text:p>
          </table:table-cell>
          <table:table-cell office:value-type="float" office:value="0.001868" calcext:value-type="float">
            <text:p>0,00186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7129" calcext:value-type="float">
            <text:p>0,007129</text:p>
          </table:table-cell>
          <table:table-cell office:value-type="float" office:value="0.004603" calcext:value-type="float">
            <text:p>0,004603</text:p>
          </table:table-cell>
          <table:table-cell office:value-type="float" office:value="0.004996" calcext:value-type="float">
            <text:p>0,004996</text:p>
          </table:table-cell>
          <table:table-cell table:number-columns-repeated="9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012121" calcext:value-type="float">
            <text:p>0,012121</text:p>
          </table:table-cell>
          <table:table-cell office:value-type="float" office:value="0.00958" calcext:value-type="float">
            <text:p>0,00958</text:p>
          </table:table-cell>
          <table:table-cell office:value-type="float" office:value="0.009957" calcext:value-type="float">
            <text:p>0,0099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19996" calcext:value-type="float">
            <text:p>0,019996</text:p>
          </table:table-cell>
          <table:table-cell office:value-type="float" office:value="0.016765" calcext:value-type="float">
            <text:p>0,016765</text:p>
          </table:table-cell>
          <table:table-cell office:value-type="float" office:value="0.015997" calcext:value-type="float">
            <text:p>0,015997</text:p>
          </table:table-cell>
          <table:table-cell table:number-columns-repeated="9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32326" calcext:value-type="float">
            <text:p>0,032326</text:p>
          </table:table-cell>
          <table:table-cell office:value-type="float" office:value="0.022495" calcext:value-type="float">
            <text:p>0,022495</text:p>
          </table:table-cell>
          <table:table-cell office:value-type="float" office:value="0.023566" calcext:value-type="float">
            <text:p>0,0235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48782" calcext:value-type="float">
            <text:p>0,048782</text:p>
          </table:table-cell>
          <table:table-cell office:value-type="float" office:value="0.031305" calcext:value-type="float">
            <text:p>0,031305</text:p>
          </table:table-cell>
          <table:table-cell office:value-type="float" office:value="0.031817" calcext:value-type="float">
            <text:p>0,031817</text:p>
          </table:table-cell>
          <table:table-cell table:number-columns-repeated="9"/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0.062196" calcext:value-type="float">
            <text:p>0,062196</text:p>
          </table:table-cell>
          <table:table-cell office:value-type="float" office:value="0.053805" calcext:value-type="float">
            <text:p>0,053805</text:p>
          </table:table-cell>
          <table:table-cell office:value-type="float" office:value="0.049157" calcext:value-type="float">
            <text:p>0,0491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080003" calcext:value-type="float">
            <text:p>0,080003</text:p>
          </table:table-cell>
          <table:table-cell office:value-type="float" office:value="0.052465" calcext:value-type="float">
            <text:p>0,052465</text:p>
          </table:table-cell>
          <table:table-cell office:value-type="float" office:value="0.057366" calcext:value-type="float">
            <text:p>0,057366</text:p>
          </table:table-cell>
          <table:table-cell table:number-columns-repeated="9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0.109774" calcext:value-type="float">
            <text:p>0,109774</text:p>
          </table:table-cell>
          <table:table-cell office:value-type="float" office:value="0.068969" calcext:value-type="float">
            <text:p>0,068969</text:p>
          </table:table-cell>
          <table:table-cell office:value-type="float" office:value="0.070026" calcext:value-type="float">
            <text:p>0,070026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22622" calcext:value-type="float">
            <text:p>0,122622</text:p>
          </table:table-cell>
          <table:table-cell office:value-type="float" office:value="0.087124" calcext:value-type="float">
            <text:p>0,087124</text:p>
          </table:table-cell>
          <table:table-cell office:value-type="float" office:value="0.115281" calcext:value-type="float">
            <text:p>0,115281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CGRID</text:p>
          </table:table-cell>
          <table:table-cell table:style-name="ce1" table:number-columns-repeated="12"/>
        </table:table-row>
        <table:table-row table:style-name="ro1">
          <table:table-cell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0.002133" calcext:value-type="float">
            <text:p>0,002133</text:p>
          </table:table-cell>
          <table:table-cell office:value-type="float" office:value="0.003096" calcext:value-type="float">
            <text:p>0,003096</text:p>
          </table:table-cell>
          <table:table-cell table:style-name="ce4" office:value-type="float" office:value="0.003299" calcext:value-type="float">
            <text:p>0,003299</text:p>
          </table:table-cell>
          <table:table-cell table:style-name="ce4" office:value-type="float" office:value="0.003451" calcext:value-type="float">
            <text:p>0,003451</text:p>
          </table:table-cell>
          <table:table-cell table:style-name="ce4" office:value-type="float" office:value="0.00381" calcext:value-type="float">
            <text:p>0,00381</text:p>
          </table:table-cell>
          <table:table-cell table:style-name="ce4" office:value-type="float" office:value="0.003695" calcext:value-type="float">
            <text:p>0,003695</text:p>
          </table:table-cell>
          <table:table-cell table:style-name="ce4" office:value-type="float" office:value="0.003868" calcext:value-type="float">
            <text:p>0,003868</text:p>
          </table:table-cell>
          <table:table-cell table:style-name="ce4" office:value-type="float" office:value="0.003987" calcext:value-type="float">
            <text:p>0,003987</text:p>
          </table:table-cell>
          <table:table-cell table:style-name="ce4" office:value-type="float" office:value="0.004259" calcext:value-type="float">
            <text:p>0,004259</text:p>
          </table:table-cell>
          <table:table-cell table:style-name="ce4" office:value-type="float" office:value="0.002584" calcext:value-type="float">
            <text:p>0,002584</text:p>
          </table:table-cell>
          <table:table-cell table:style-name="ce4" office:value-type="float" office:value="0.00485" calcext:value-type="float">
            <text:p>0,0048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006571" calcext:value-type="float">
            <text:p>0,006571</text:p>
          </table:table-cell>
          <table:table-cell office:value-type="float" office:value="0.006701" calcext:value-type="float">
            <text:p>0,006701</text:p>
          </table:table-cell>
          <table:table-cell office:value-type="float" office:value="0.007442" calcext:value-type="float">
            <text:p>0,007442</text:p>
          </table:table-cell>
          <table:table-cell table:style-name="ce4" office:value-type="float" office:value="0.007703" calcext:value-type="float">
            <text:p>0,007703</text:p>
          </table:table-cell>
          <table:table-cell table:style-name="ce4" office:value-type="float" office:value="0.007928" calcext:value-type="float">
            <text:p>0,007928</text:p>
          </table:table-cell>
          <table:table-cell table:style-name="ce4" office:value-type="float" office:value="0.005423" calcext:value-type="float">
            <text:p>0,005423</text:p>
          </table:table-cell>
          <table:table-cell table:style-name="ce4" office:value-type="float" office:value="0.007863" calcext:value-type="float">
            <text:p>0,007863</text:p>
          </table:table-cell>
          <table:table-cell table:style-name="ce4" office:value-type="float" office:value="0.006222" calcext:value-type="float">
            <text:p>0,006222</text:p>
          </table:table-cell>
          <table:table-cell table:style-name="ce4" office:value-type="float" office:value="0.00861" calcext:value-type="float">
            <text:p>0,00861</text:p>
          </table:table-cell>
          <table:table-cell table:style-name="ce4" office:value-type="float" office:value="0.010375" calcext:value-type="float">
            <text:p>0,010375</text:p>
          </table:table-cell>
          <table:table-cell table:style-name="ce4" office:value-type="float" office:value="0.011591" calcext:value-type="float">
            <text:p>0,011591</text:p>
          </table:table-cell>
          <table:table-cell table:style-name="ce4" office:value-type="float" office:value="0.011904" calcext:value-type="float">
            <text:p>0,011904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0.014147" calcext:value-type="float">
            <text:p>0,014147</text:p>
          </table:table-cell>
          <table:table-cell office:value-type="float" office:value="0.0131" calcext:value-type="float">
            <text:p>0,0131</text:p>
          </table:table-cell>
          <table:table-cell office:value-type="float" office:value="0.012364" calcext:value-type="float">
            <text:p>0,012364</text:p>
          </table:table-cell>
          <table:table-cell table:style-name="ce4" office:value-type="float" office:value="0.013136" calcext:value-type="float">
            <text:p>0,013136</text:p>
          </table:table-cell>
          <table:table-cell table:style-name="ce4" office:value-type="float" office:value="0.013376" calcext:value-type="float">
            <text:p>0,013376</text:p>
          </table:table-cell>
          <table:table-cell table:style-name="ce4" office:value-type="float" office:value="0.013473" calcext:value-type="float">
            <text:p>0,013473</text:p>
          </table:table-cell>
          <table:table-cell table:style-name="ce4" office:value-type="float" office:value="0.014478" calcext:value-type="float">
            <text:p>0,014478</text:p>
          </table:table-cell>
          <table:table-cell table:style-name="ce4" office:value-type="float" office:value="0.014881" calcext:value-type="float">
            <text:p>0,014881</text:p>
          </table:table-cell>
          <table:table-cell table:style-name="ce4" office:value-type="float" office:value="0.016056" calcext:value-type="float">
            <text:p>0,016056</text:p>
          </table:table-cell>
          <table:table-cell table:style-name="ce4" office:value-type="float" office:value="0.016583" calcext:value-type="float">
            <text:p>0,016583</text:p>
          </table:table-cell>
          <table:table-cell table:style-name="ce4" office:value-type="float" office:value="0.017476" calcext:value-type="float">
            <text:p>0,017476</text:p>
          </table:table-cell>
          <table:table-cell table:style-name="ce4" office:value-type="float" office:value="0.016696" calcext:value-type="float">
            <text:p>0,016696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0.024561" calcext:value-type="float">
            <text:p>0,024561</text:p>
          </table:table-cell>
          <table:table-cell office:value-type="float" office:value="0.019537" calcext:value-type="float">
            <text:p>0,019537</text:p>
          </table:table-cell>
          <table:table-cell office:value-type="float" office:value="0.019441" calcext:value-type="float">
            <text:p>0,019441</text:p>
          </table:table-cell>
          <table:table-cell table:style-name="ce4" office:value-type="float" office:value="0.015565" calcext:value-type="float">
            <text:p>0,015565</text:p>
          </table:table-cell>
          <table:table-cell table:style-name="ce4" office:value-type="float" office:value="0.016401" calcext:value-type="float">
            <text:p>0,016401</text:p>
          </table:table-cell>
          <table:table-cell table:style-name="ce4" office:value-type="float" office:value="0.01469" calcext:value-type="float">
            <text:p>0,01469</text:p>
          </table:table-cell>
          <table:table-cell table:style-name="ce4" office:value-type="float" office:value="0.021871" calcext:value-type="float">
            <text:p>0,021871</text:p>
          </table:table-cell>
          <table:table-cell table:style-name="ce4" office:value-type="float" office:value="0.020496" calcext:value-type="float">
            <text:p>0,020496</text:p>
          </table:table-cell>
          <table:table-cell table:style-name="ce4" office:value-type="float" office:value="0.021554" calcext:value-type="float">
            <text:p>0,021554</text:p>
          </table:table-cell>
          <table:table-cell table:style-name="ce4" office:value-type="float" office:value="0.022878" calcext:value-type="float">
            <text:p>0,022878</text:p>
          </table:table-cell>
          <table:table-cell table:style-name="ce4" office:value-type="float" office:value="0.024742" calcext:value-type="float">
            <text:p>0,024742</text:p>
          </table:table-cell>
          <table:table-cell table:style-name="ce4" office:value-type="float" office:value="0.024229" calcext:value-type="float">
            <text:p>0,02422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37972" calcext:value-type="float">
            <text:p>0,037972</text:p>
          </table:table-cell>
          <table:table-cell office:value-type="float" office:value="0.028784" calcext:value-type="float">
            <text:p>0,028784</text:p>
          </table:table-cell>
          <table:table-cell office:value-type="float" office:value="0.026106" calcext:value-type="float">
            <text:p>0,026106</text:p>
          </table:table-cell>
          <table:table-cell table:style-name="ce4" office:value-type="float" office:value="0.026181" calcext:value-type="float">
            <text:p>0,026181</text:p>
          </table:table-cell>
          <table:table-cell table:style-name="ce4" office:value-type="float" office:value="0.026098" calcext:value-type="float">
            <text:p>0,026098</text:p>
          </table:table-cell>
          <table:table-cell table:style-name="ce4" office:value-type="float" office:value="0.02788" calcext:value-type="float">
            <text:p>0,02788</text:p>
          </table:table-cell>
          <table:table-cell table:style-name="ce4" office:value-type="float" office:value="0.027444" calcext:value-type="float">
            <text:p>0,027444</text:p>
          </table:table-cell>
          <table:table-cell table:style-name="ce4" office:value-type="float" office:value="0.031056" calcext:value-type="float">
            <text:p>0,031056</text:p>
          </table:table-cell>
          <table:table-cell table:style-name="ce4" office:value-type="float" office:value="0.027407" calcext:value-type="float">
            <text:p>0,027407</text:p>
          </table:table-cell>
          <table:table-cell table:style-name="ce4" office:value-type="float" office:value="0.027761" calcext:value-type="float">
            <text:p>0,027761</text:p>
          </table:table-cell>
          <table:table-cell table:style-name="ce4" office:value-type="float" office:value="0.028726" calcext:value-type="float">
            <text:p>0,028726</text:p>
          </table:table-cell>
          <table:table-cell table:style-name="ce4" office:value-type="float" office:value="0.025462" calcext:value-type="float">
            <text:p>0,025462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office:value-type="float" office:value="0.054089" calcext:value-type="float">
            <text:p>0,054089</text:p>
          </table:table-cell>
          <table:table-cell office:value-type="float" office:value="0.038036" calcext:value-type="float">
            <text:p>0,038036</text:p>
          </table:table-cell>
          <table:table-cell office:value-type="float" office:value="0.03454" calcext:value-type="float">
            <text:p>0,03454</text:p>
          </table:table-cell>
          <table:table-cell table:style-name="ce4" office:value-type="float" office:value="0.035801" calcext:value-type="float">
            <text:p>0,035801</text:p>
          </table:table-cell>
          <table:table-cell table:style-name="ce4" office:value-type="float" office:value="0.026868" calcext:value-type="float">
            <text:p>0,026868</text:p>
          </table:table-cell>
          <table:table-cell table:style-name="ce4" office:value-type="float" office:value="0.03072" calcext:value-type="float">
            <text:p>0,03072</text:p>
          </table:table-cell>
          <table:table-cell table:style-name="ce4" office:value-type="float" office:value="0.032318" calcext:value-type="float">
            <text:p>0,032318</text:p>
          </table:table-cell>
          <table:table-cell table:style-name="ce4" office:value-type="float" office:value="0.034529" calcext:value-type="float">
            <text:p>0,034529</text:p>
          </table:table-cell>
          <table:table-cell table:style-name="ce4" office:value-type="float" office:value="0.038316" calcext:value-type="float">
            <text:p>0,038316</text:p>
          </table:table-cell>
          <table:table-cell table:style-name="ce4" office:value-type="float" office:value="0.044206" calcext:value-type="float">
            <text:p>0,044206</text:p>
          </table:table-cell>
          <table:table-cell table:style-name="ce4" office:value-type="float" office:value="0.046911" calcext:value-type="float">
            <text:p>0,046911</text:p>
          </table:table-cell>
          <table:table-cell table:style-name="ce4" office:value-type="float" office:value="0.040971" calcext:value-type="float">
            <text:p>0,040971</text:p>
          </table:table-cell>
        </table:table-row>
        <table:table-row table:style-name="ro1">
          <table:table-cell/>
          <table:table-cell office:value-type="float" office:value="7000" calcext:value-type="float">
            <text:p>7000</text:p>
          </table:table-cell>
          <table:table-cell office:value-type="float" office:value="0.073375" calcext:value-type="float">
            <text:p>0,073375</text:p>
          </table:table-cell>
          <table:table-cell office:value-type="float" office:value="0.050578" calcext:value-type="float">
            <text:p>0,050578</text:p>
          </table:table-cell>
          <table:table-cell office:value-type="float" office:value="0.044299" calcext:value-type="float">
            <text:p>0,044299</text:p>
          </table:table-cell>
          <table:table-cell table:style-name="ce4" office:value-type="float" office:value="0.043628" calcext:value-type="float">
            <text:p>0,043628</text:p>
          </table:table-cell>
          <table:table-cell table:style-name="ce4" office:value-type="float" office:value="0.041123" calcext:value-type="float">
            <text:p>0,041123</text:p>
          </table:table-cell>
          <table:table-cell table:style-name="ce4" office:value-type="float" office:value="0.045463" calcext:value-type="float">
            <text:p>0,045463</text:p>
          </table:table-cell>
          <table:table-cell table:style-name="ce4" office:value-type="float" office:value="0.046763" calcext:value-type="float">
            <text:p>0,046763</text:p>
          </table:table-cell>
          <table:table-cell table:style-name="ce4" office:value-type="float" office:value="0.046978" calcext:value-type="float">
            <text:p>0,046978</text:p>
          </table:table-cell>
          <table:table-cell table:style-name="ce4" office:value-type="float" office:value="0.0524" calcext:value-type="float">
            <text:p>0,0524</text:p>
          </table:table-cell>
          <table:table-cell table:style-name="ce4" office:value-type="float" office:value="0.052446" calcext:value-type="float">
            <text:p>0,052446</text:p>
          </table:table-cell>
          <table:table-cell table:style-name="ce4" office:value-type="float" office:value="0.052251" calcext:value-type="float">
            <text:p>0,052251</text:p>
          </table:table-cell>
          <table:table-cell table:style-name="ce4" office:value-type="float" office:value="0.046333" calcext:value-type="float">
            <text:p>0,046333</text:p>
          </table:table-cell>
        </table:table-row>
        <table:table-row table:style-name="ro1">
          <table:table-cell/>
          <table:table-cell office:value-type="float" office:value="8000" calcext:value-type="float">
            <text:p>8000</text:p>
          </table:table-cell>
          <table:table-cell office:value-type="float" office:value="0.095317" calcext:value-type="float">
            <text:p>0,095317</text:p>
          </table:table-cell>
          <table:table-cell office:value-type="float" office:value="0.062072" calcext:value-type="float">
            <text:p>0,062072</text:p>
          </table:table-cell>
          <table:table-cell office:value-type="float" office:value="0.053933" calcext:value-type="float">
            <text:p>0,053933</text:p>
          </table:table-cell>
          <table:table-cell table:style-name="ce4" office:value-type="float" office:value="0.051802" calcext:value-type="float">
            <text:p>0,051802</text:p>
          </table:table-cell>
          <table:table-cell table:style-name="ce4" office:value-type="float" office:value="0.045" calcext:value-type="float">
            <text:p>0,045</text:p>
          </table:table-cell>
          <table:table-cell table:style-name="ce4" office:value-type="float" office:value="0.048363" calcext:value-type="float">
            <text:p>0,048363</text:p>
          </table:table-cell>
          <table:table-cell table:style-name="ce4" office:value-type="float" office:value="0.050348" calcext:value-type="float">
            <text:p>0,050348</text:p>
          </table:table-cell>
          <table:table-cell table:style-name="ce4" office:value-type="float" office:value="0.051886" calcext:value-type="float">
            <text:p>0,051886</text:p>
          </table:table-cell>
          <table:table-cell table:style-name="ce4" office:value-type="float" office:value="0.051874" calcext:value-type="float">
            <text:p>0,051874</text:p>
          </table:table-cell>
          <table:table-cell table:style-name="ce4" office:value-type="float" office:value="0.058812" calcext:value-type="float">
            <text:p>0,058812</text:p>
          </table:table-cell>
          <table:table-cell table:style-name="ce4" office:value-type="float" office:value="0.055743" calcext:value-type="float">
            <text:p>0,055743</text:p>
          </table:table-cell>
          <table:table-cell table:style-name="ce4" office:value-type="float" office:value="0.062533" calcext:value-type="float">
            <text:p>0,062533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0.120102" calcext:value-type="float">
            <text:p>0,120102</text:p>
          </table:table-cell>
          <table:table-cell office:value-type="float" office:value="0.077531" calcext:value-type="float">
            <text:p>0,077531</text:p>
          </table:table-cell>
          <table:table-cell office:value-type="float" office:value="0.0675" calcext:value-type="float">
            <text:p>0,0675</text:p>
          </table:table-cell>
          <table:table-cell table:style-name="ce4" office:value-type="float" office:value="0.060962" calcext:value-type="float">
            <text:p>0,060962</text:p>
          </table:table-cell>
          <table:table-cell table:style-name="ce4" office:value-type="float" office:value="0.058941" calcext:value-type="float">
            <text:p>0,058941</text:p>
          </table:table-cell>
          <table:table-cell table:style-name="ce4" office:value-type="float" office:value="0.06287" calcext:value-type="float">
            <text:p>0,06287</text:p>
          </table:table-cell>
          <table:table-cell table:style-name="ce4" office:value-type="float" office:value="0.064798" calcext:value-type="float">
            <text:p>0,064798</text:p>
          </table:table-cell>
          <table:table-cell table:style-name="ce4" office:value-type="float" office:value="0.070757" calcext:value-type="float">
            <text:p>0,070757</text:p>
          </table:table-cell>
          <table:table-cell table:style-name="ce4" office:value-type="float" office:value="0.077786" calcext:value-type="float">
            <text:p>0,077786</text:p>
          </table:table-cell>
          <table:table-cell table:style-name="ce4" office:value-type="float" office:value="0.077504" calcext:value-type="float">
            <text:p>0,077504</text:p>
          </table:table-cell>
          <table:table-cell table:style-name="ce4" office:value-type="float" office:value="0.079301" calcext:value-type="float">
            <text:p>0,079301</text:p>
          </table:table-cell>
          <table:table-cell table:style-name="ce4" office:value-type="float" office:value="0.069567" calcext:value-type="float">
            <text:p>0,069567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148328" calcext:value-type="float">
            <text:p>0,148328</text:p>
          </table:table-cell>
          <table:table-cell office:value-type="float" office:value="0.091489" calcext:value-type="float">
            <text:p>0,091489</text:p>
          </table:table-cell>
          <table:table-cell office:value-type="float" office:value="0.077613" calcext:value-type="float">
            <text:p>0,077613</text:p>
          </table:table-cell>
          <table:table-cell table:style-name="ce4" office:value-type="float" office:value="0.070973" calcext:value-type="float">
            <text:p>0,070973</text:p>
          </table:table-cell>
          <table:table-cell table:style-name="ce4" office:value-type="float" office:value="0.071325" calcext:value-type="float">
            <text:p>0,071325</text:p>
          </table:table-cell>
          <table:table-cell table:style-name="ce4" office:value-type="float" office:value="0.072339" calcext:value-type="float">
            <text:p>0,072339</text:p>
          </table:table-cell>
          <table:table-cell table:style-name="ce4" office:value-type="float" office:value="0.068773" calcext:value-type="float">
            <text:p>0,068773</text:p>
          </table:table-cell>
          <table:table-cell table:style-name="ce4" office:value-type="float" office:value="0.07805" calcext:value-type="float">
            <text:p>0,07805</text:p>
          </table:table-cell>
          <table:table-cell table:style-name="ce4" office:value-type="float" office:value="0.087059" calcext:value-type="float">
            <text:p>0,087059</text:p>
          </table:table-cell>
          <table:table-cell table:style-name="ce4" office:value-type="float" office:value="0.085849" calcext:value-type="float">
            <text:p>0,085849</text:p>
          </table:table-cell>
          <table:table-cell table:style-name="ce4" office:value-type="float" office:value="0.092586" calcext:value-type="float">
            <text:p>0,092586</text:p>
          </table:table-cell>
          <table:table-cell table:style-name="ce4" office:value-type="float" office:value="0.089983" calcext:value-type="float">
            <text:p>0,089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 style:data-style-name="N2" text:time-value="22:34:10.6836665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22:34:20.529406159</meta:creation-date>
    <meta:editing-duration>PT5M42S</meta:editing-duration>
    <meta:editing-cycles>2</meta:editing-cycles>
    <meta:generator>LibreOffice/5.1.6.2$Linux_X86_64 LibreOffice_project/10m0$Build-2</meta:generator>
    <dc:date>2017-04-20T22:39:51.822875267</dc:date>
    <meta:document-statistic meta:table-count="1" meta:cell-count="1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41cm" svg:height="9.005cm" xlink:href=".." xlink:type="simple" chart:class="chart:line" chart:style-name="ch1">
        <chart:title svg:x="7.202cm" svg:y="0.316cm" chart:style-name="ch2">
          <text:p>PC LOCAL</text:p>
        </chart:title>
        <chart:subtitle svg:x="14.728cm" svg:y="2.882cm" chart:style-name="ch3">
          <text:p>Nº threads</text:p>
        </chart:subtitle>
        <chart:legend chart:legend-position="end" svg:x="15.212cm" svg:y="3.705cm" style:legend-expansion="high" chart:style-name="ch4"/>
        <chart:plot-area chart:style-name="ch5" table:cell-range-address="Hoja1.C3:Hoja1.E13" chart:data-source-has-labels="row" svg:x="1.345cm" svg:y="2.138cm" svg:width="13.533cm" svg:height="5.706cm">
          <chartooo:coordinate-region svg:x="2.257cm" svg:y="2.338cm" svg:width="12.435cm" svg:height="4.859cm"/>
          <chart:axis chart:dimension="x" chart:name="primary-x" chart:style-name="ch6">
            <chart:title svg:x="6.956cm" svg:y="8.024cm" chart:style-name="ch7">
              <text:p>Tamaño (miles)</text:p>
            </chart:title>
          </chart:axis>
          <chart:axis chart:dimension="y" chart:name="primary-y" chart:style-name="ch6">
            <chart:title svg:x="0.451cm" svg:y="5.802cm" chart:style-name="ch8">
              <text:p>Tiempo (s)</text:p>
            </chart:title>
            <chart:grid chart:style-name="ch9" chart:class="major"/>
          </chart:axis>
          <chart:series chart:style-name="ch10" chart:values-cell-range-address="Hoja1.C4:Hoja1.C13" chart:label-cell-address="Hoja1.C3:Hoja1.C3" chart:class="chart:line">
            <chart:data-point chart:repeated="10"/>
          </chart:series>
          <chart:series chart:style-name="ch11" chart:values-cell-range-address="Hoja1.D4:Hoja1.D13" chart:label-cell-address="Hoja1.D3:Hoja1.D3" chart:class="chart:line">
            <chart:data-point chart:repeated="10"/>
          </chart:series>
          <chart:series chart:style-name="ch12" chart:values-cell-range-address="Hoja1.E4:Hoja1.E13" chart:label-cell-address="Hoja1.E3:Hoja1.E3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C3:Hoja1.C3</svg:desc>
                </draw:g>
              </table:table-cell>
              <table:table-cell office:value-type="string">
                <text:p>2</text:p>
                <draw:g>
                  <svg:desc>Hoja1.D3:Hoja1.D3</svg:desc>
                </draw:g>
              </table:table-cell>
              <table:table-cell office:value-type="string">
                <text:p>3</text:p>
                <draw:g>
                  <svg:desc>Hoja1.E3:Hoja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866">
                <text:p>0.001866</text:p>
                <draw:g>
                  <svg:desc>Hoja1.C4:Hoja1.C13</svg:desc>
                </draw:g>
              </table:table-cell>
              <table:table-cell office:value-type="float" office:value="0.002011">
                <text:p>0.002011</text:p>
                <draw:g>
                  <svg:desc>Hoja1.D4:Hoja1.D13</svg:desc>
                </draw:g>
              </table:table-cell>
              <table:table-cell office:value-type="float" office:value="0.001868">
                <text:p>0.001868</text:p>
                <draw:g>
                  <svg:desc>Hoja1.E4:Hoj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129">
                <text:p>0.007129</text:p>
              </table:table-cell>
              <table:table-cell office:value-type="float" office:value="0.004603">
                <text:p>0.004603</text:p>
              </table:table-cell>
              <table:table-cell office:value-type="float" office:value="0.004996">
                <text:p>0.004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121">
                <text:p>0.012121</text:p>
              </table:table-cell>
              <table:table-cell office:value-type="float" office:value="0.00958">
                <text:p>0.00958</text:p>
              </table:table-cell>
              <table:table-cell office:value-type="float" office:value="0.009957">
                <text:p>0.0099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996">
                <text:p>0.019996</text:p>
              </table:table-cell>
              <table:table-cell office:value-type="float" office:value="0.016765">
                <text:p>0.016765</text:p>
              </table:table-cell>
              <table:table-cell office:value-type="float" office:value="0.015997">
                <text:p>0.015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326">
                <text:p>0.032326</text:p>
              </table:table-cell>
              <table:table-cell office:value-type="float" office:value="0.022495">
                <text:p>0.022495</text:p>
              </table:table-cell>
              <table:table-cell office:value-type="float" office:value="0.023566">
                <text:p>0.023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8782">
                <text:p>0.048782</text:p>
              </table:table-cell>
              <table:table-cell office:value-type="float" office:value="0.031305">
                <text:p>0.031305</text:p>
              </table:table-cell>
              <table:table-cell office:value-type="float" office:value="0.031817">
                <text:p>0.031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2196">
                <text:p>0.062196</text:p>
              </table:table-cell>
              <table:table-cell office:value-type="float" office:value="0.053805">
                <text:p>0.053805</text:p>
              </table:table-cell>
              <table:table-cell office:value-type="float" office:value="0.049157">
                <text:p>0.049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003">
                <text:p>0.080003</text:p>
              </table:table-cell>
              <table:table-cell office:value-type="float" office:value="0.052465">
                <text:p>0.052465</text:p>
              </table:table-cell>
              <table:table-cell office:value-type="float" office:value="0.057366">
                <text:p>0.0573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9774">
                <text:p>0.109774</text:p>
              </table:table-cell>
              <table:table-cell office:value-type="float" office:value="0.068969">
                <text:p>0.068969</text:p>
              </table:table-cell>
              <table:table-cell office:value-type="float" office:value="0.070026">
                <text:p>0.070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2622">
                <text:p>0.122622</text:p>
              </table:table-cell>
              <table:table-cell office:value-type="float" office:value="0.087124">
                <text:p>0.087124</text:p>
              </table:table-cell>
              <table:table-cell office:value-type="float" office:value="0.115281">
                <text:p>0.115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51cm" svg:y="0.316cm" chart:style-name="ch2">
          <text:p>ATCGRID</text:p>
        </chart:title>
        <chart:subtitle svg:x="13.717cm" svg:y="0.779cm" chart:style-name="ch3">
          <text:p>Nº Threads</text:p>
        </chart:subtitle>
        <chart:legend chart:legend-position="end" svg:x="14.286cm" svg:y="1.462cm" style:legend-expansion="high" chart:style-name="ch4"/>
        <chart:plot-area chart:style-name="ch5" table:cell-range-address="Hoja1.C16:Hoja1.N26" chart:data-source-has-labels="row" svg:x="1.331cm" svg:y="2.138cm" svg:width="12.635cm" svg:height="5.701cm">
          <chartooo:coordinate-region svg:x="2.243cm" svg:y="2.337cm" svg:width="11.536cm" svg:height="4.855cm"/>
          <chart:axis chart:dimension="x" chart:name="primary-x" chart:style-name="ch6">
            <chart:title svg:x="6.493cm" svg:y="8.019cm" chart:style-name="ch7">
              <text:p>Tamaño (miles)</text:p>
            </chart:title>
          </chart:axis>
          <chart:axis chart:dimension="y" chart:name="primary-y" chart:style-name="ch6">
            <chart:title svg:x="0.451cm" svg:y="5.799cm" chart:style-name="ch8">
              <text:p>Tiempo (s)</text:p>
            </chart:title>
            <chart:grid chart:style-name="ch9" chart:class="major"/>
          </chart:axis>
          <chart:series chart:style-name="ch10" chart:values-cell-range-address="Hoja1.C17:Hoja1.C26" chart:label-cell-address="Hoja1.C16:Hoja1.C16" chart:class="chart:line">
            <chart:data-point chart:repeated="10"/>
          </chart:series>
          <chart:series chart:style-name="ch11" chart:values-cell-range-address="Hoja1.D17:Hoja1.D26" chart:label-cell-address="Hoja1.D16:Hoja1.D16" chart:class="chart:line">
            <chart:data-point chart:repeated="10"/>
          </chart:series>
          <chart:series chart:style-name="ch12" chart:values-cell-range-address="Hoja1.E17:Hoja1.E26" chart:label-cell-address="Hoja1.E16:Hoja1.E16" chart:class="chart:line">
            <chart:data-point chart:repeated="10"/>
          </chart:series>
          <chart:series chart:style-name="ch13" chart:values-cell-range-address="Hoja1.F17:Hoja1.F26" chart:label-cell-address="Hoja1.F16:Hoja1.F16" chart:class="chart:line">
            <chart:data-point chart:repeated="10"/>
          </chart:series>
          <chart:series chart:style-name="ch14" chart:values-cell-range-address="Hoja1.G17:Hoja1.G26" chart:label-cell-address="Hoja1.G16:Hoja1.G16" chart:class="chart:line">
            <chart:data-point chart:repeated="10"/>
          </chart:series>
          <chart:series chart:style-name="ch15" chart:values-cell-range-address="Hoja1.H17:Hoja1.H26" chart:label-cell-address="Hoja1.H16:Hoja1.H16" chart:class="chart:line">
            <chart:data-point chart:repeated="10"/>
          </chart:series>
          <chart:series chart:style-name="ch16" chart:values-cell-range-address="Hoja1.I17:Hoja1.I26" chart:label-cell-address="Hoja1.I16:Hoja1.I16" chart:class="chart:line">
            <chart:data-point chart:repeated="10"/>
          </chart:series>
          <chart:series chart:style-name="ch17" chart:values-cell-range-address="Hoja1.J17:Hoja1.J26" chart:label-cell-address="Hoja1.J16:Hoja1.J16" chart:class="chart:line">
            <chart:data-point chart:repeated="10"/>
          </chart:series>
          <chart:series chart:style-name="ch18" chart:values-cell-range-address="Hoja1.K17:Hoja1.K26" chart:label-cell-address="Hoja1.K16:Hoja1.K16" chart:class="chart:line">
            <chart:data-point chart:repeated="10"/>
          </chart:series>
          <chart:series chart:style-name="ch19" chart:values-cell-range-address="Hoja1.L17:Hoja1.L26" chart:label-cell-address="Hoja1.L16:Hoja1.L16" chart:class="chart:line">
            <chart:data-point chart:repeated="10"/>
          </chart:series>
          <chart:series chart:style-name="ch20" chart:values-cell-range-address="Hoja1.M17:Hoja1.M26" chart:label-cell-address="Hoja1.M16:Hoja1.M16" chart:class="chart:line">
            <chart:data-point chart:repeated="10"/>
          </chart:series>
          <chart:series chart:style-name="ch21" chart:values-cell-range-address="Hoja1.N17:Hoja1.N26" chart:label-cell-address="Hoja1.N16:Hoja1.N16" chart:class="chart:line">
            <chart:data-point chart:repeated="1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Hoja1.C16:Hoja1.C16</svg:desc>
                </draw:g>
              </table:table-cell>
              <table:table-cell office:value-type="string">
                <text:p>2</text:p>
                <draw:g>
                  <svg:desc>Hoja1.D16:Hoja1.D16</svg:desc>
                </draw:g>
              </table:table-cell>
              <table:table-cell office:value-type="string">
                <text:p>3</text:p>
                <draw:g>
                  <svg:desc>Hoja1.E16:Hoja1.E16</svg:desc>
                </draw:g>
              </table:table-cell>
              <table:table-cell office:value-type="string">
                <text:p>4</text:p>
                <draw:g>
                  <svg:desc>Hoja1.F16:Hoja1.F16</svg:desc>
                </draw:g>
              </table:table-cell>
              <table:table-cell office:value-type="string">
                <text:p>5</text:p>
                <draw:g>
                  <svg:desc>Hoja1.G16:Hoja1.G16</svg:desc>
                </draw:g>
              </table:table-cell>
              <table:table-cell office:value-type="string">
                <text:p>6</text:p>
                <draw:g>
                  <svg:desc>Hoja1.H16:Hoja1.H16</svg:desc>
                </draw:g>
              </table:table-cell>
              <table:table-cell office:value-type="string">
                <text:p>7</text:p>
                <draw:g>
                  <svg:desc>Hoja1.I16:Hoja1.I16</svg:desc>
                </draw:g>
              </table:table-cell>
              <table:table-cell office:value-type="string">
                <text:p>8</text:p>
                <draw:g>
                  <svg:desc>Hoja1.J16:Hoja1.J16</svg:desc>
                </draw:g>
              </table:table-cell>
              <table:table-cell office:value-type="string">
                <text:p>9</text:p>
                <draw:g>
                  <svg:desc>Hoja1.K16:Hoja1.K16</svg:desc>
                </draw:g>
              </table:table-cell>
              <table:table-cell office:value-type="string">
                <text:p>10</text:p>
                <draw:g>
                  <svg:desc>Hoja1.L16:Hoja1.L16</svg:desc>
                </draw:g>
              </table:table-cell>
              <table:table-cell office:value-type="string">
                <text:p>11</text:p>
                <draw:g>
                  <svg:desc>Hoja1.M16:Hoja1.M16</svg:desc>
                </draw:g>
              </table:table-cell>
              <table:table-cell office:value-type="string">
                <text:p>12</text:p>
                <draw:g>
                  <svg:desc>Hoja1.N16:Hoja1.N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03">
                <text:p>0.00203</text:p>
                <draw:g>
                  <svg:desc>Hoja1.C17:Hoja1.C26</svg:desc>
                </draw:g>
              </table:table-cell>
              <table:table-cell office:value-type="float" office:value="0.002133">
                <text:p>0.002133</text:p>
                <draw:g>
                  <svg:desc>Hoja1.D17:Hoja1.D26</svg:desc>
                </draw:g>
              </table:table-cell>
              <table:table-cell office:value-type="float" office:value="0.003096">
                <text:p>0.003096</text:p>
                <draw:g>
                  <svg:desc>Hoja1.E17:Hoja1.E26</svg:desc>
                </draw:g>
              </table:table-cell>
              <table:table-cell office:value-type="float" office:value="0.003299">
                <text:p>0.003299</text:p>
                <draw:g>
                  <svg:desc>Hoja1.F17:Hoja1.F26</svg:desc>
                </draw:g>
              </table:table-cell>
              <table:table-cell office:value-type="float" office:value="0.003451">
                <text:p>0.003451</text:p>
                <draw:g>
                  <svg:desc>Hoja1.G17:Hoja1.G26</svg:desc>
                </draw:g>
              </table:table-cell>
              <table:table-cell office:value-type="float" office:value="0.00381">
                <text:p>0.00381</text:p>
                <draw:g>
                  <svg:desc>Hoja1.H17:Hoja1.H26</svg:desc>
                </draw:g>
              </table:table-cell>
              <table:table-cell office:value-type="float" office:value="0.003695">
                <text:p>0.003695</text:p>
                <draw:g>
                  <svg:desc>Hoja1.I17:Hoja1.I26</svg:desc>
                </draw:g>
              </table:table-cell>
              <table:table-cell office:value-type="float" office:value="0.003868">
                <text:p>0.003868</text:p>
                <draw:g>
                  <svg:desc>Hoja1.J17:Hoja1.J26</svg:desc>
                </draw:g>
              </table:table-cell>
              <table:table-cell office:value-type="float" office:value="0.003987">
                <text:p>0.003987</text:p>
                <draw:g>
                  <svg:desc>Hoja1.K17:Hoja1.K26</svg:desc>
                </draw:g>
              </table:table-cell>
              <table:table-cell office:value-type="float" office:value="0.004259">
                <text:p>0.004259</text:p>
                <draw:g>
                  <svg:desc>Hoja1.L17:Hoja1.L26</svg:desc>
                </draw:g>
              </table:table-cell>
              <table:table-cell office:value-type="float" office:value="0.002584">
                <text:p>0.002584</text:p>
                <draw:g>
                  <svg:desc>Hoja1.M17:Hoja1.M26</svg:desc>
                </draw:g>
              </table:table-cell>
              <table:table-cell office:value-type="float" office:value="0.00485">
                <text:p>0.00485</text:p>
                <draw:g>
                  <svg:desc>Hoja1.N17:Hoja1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571">
                <text:p>0.006571</text:p>
              </table:table-cell>
              <table:table-cell office:value-type="float" office:value="0.006701">
                <text:p>0.006701</text:p>
              </table:table-cell>
              <table:table-cell office:value-type="float" office:value="0.007442">
                <text:p>0.007442</text:p>
              </table:table-cell>
              <table:table-cell office:value-type="float" office:value="0.007703">
                <text:p>0.007703</text:p>
              </table:table-cell>
              <table:table-cell office:value-type="float" office:value="0.007928">
                <text:p>0.007928</text:p>
              </table:table-cell>
              <table:table-cell office:value-type="float" office:value="0.005423">
                <text:p>0.005423</text:p>
              </table:table-cell>
              <table:table-cell office:value-type="float" office:value="0.007863">
                <text:p>0.007863</text:p>
              </table:table-cell>
              <table:table-cell office:value-type="float" office:value="0.006222">
                <text:p>0.006222</text:p>
              </table:table-cell>
              <table:table-cell office:value-type="float" office:value="0.00861">
                <text:p>0.00861</text:p>
              </table:table-cell>
              <table:table-cell office:value-type="float" office:value="0.010375">
                <text:p>0.010375</text:p>
              </table:table-cell>
              <table:table-cell office:value-type="float" office:value="0.011591">
                <text:p>0.011591</text:p>
              </table:table-cell>
              <table:table-cell office:value-type="float" office:value="0.011904">
                <text:p>0.011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4147">
                <text:p>0.014147</text:p>
              </table:table-cell>
              <table:table-cell office:value-type="float" office:value="0.0131">
                <text:p>0.0131</text:p>
              </table:table-cell>
              <table:table-cell office:value-type="float" office:value="0.012364">
                <text:p>0.012364</text:p>
              </table:table-cell>
              <table:table-cell office:value-type="float" office:value="0.013136">
                <text:p>0.013136</text:p>
              </table:table-cell>
              <table:table-cell office:value-type="float" office:value="0.013376">
                <text:p>0.013376</text:p>
              </table:table-cell>
              <table:table-cell office:value-type="float" office:value="0.013473">
                <text:p>0.013473</text:p>
              </table:table-cell>
              <table:table-cell office:value-type="float" office:value="0.014478">
                <text:p>0.014478</text:p>
              </table:table-cell>
              <table:table-cell office:value-type="float" office:value="0.014881">
                <text:p>0.014881</text:p>
              </table:table-cell>
              <table:table-cell office:value-type="float" office:value="0.016056">
                <text:p>0.016056</text:p>
              </table:table-cell>
              <table:table-cell office:value-type="float" office:value="0.016583">
                <text:p>0.016583</text:p>
              </table:table-cell>
              <table:table-cell office:value-type="float" office:value="0.017476">
                <text:p>0.017476</text:p>
              </table:table-cell>
              <table:table-cell office:value-type="float" office:value="0.016696">
                <text:p>0.016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4561">
                <text:p>0.024561</text:p>
              </table:table-cell>
              <table:table-cell office:value-type="float" office:value="0.019537">
                <text:p>0.019537</text:p>
              </table:table-cell>
              <table:table-cell office:value-type="float" office:value="0.019441">
                <text:p>0.019441</text:p>
              </table:table-cell>
              <table:table-cell office:value-type="float" office:value="0.015565">
                <text:p>0.015565</text:p>
              </table:table-cell>
              <table:table-cell office:value-type="float" office:value="0.016401">
                <text:p>0.016401</text:p>
              </table:table-cell>
              <table:table-cell office:value-type="float" office:value="0.01469">
                <text:p>0.01469</text:p>
              </table:table-cell>
              <table:table-cell office:value-type="float" office:value="0.021871">
                <text:p>0.021871</text:p>
              </table:table-cell>
              <table:table-cell office:value-type="float" office:value="0.020496">
                <text:p>0.020496</text:p>
              </table:table-cell>
              <table:table-cell office:value-type="float" office:value="0.021554">
                <text:p>0.021554</text:p>
              </table:table-cell>
              <table:table-cell office:value-type="float" office:value="0.022878">
                <text:p>0.022878</text:p>
              </table:table-cell>
              <table:table-cell office:value-type="float" office:value="0.024742">
                <text:p>0.024742</text:p>
              </table:table-cell>
              <table:table-cell office:value-type="float" office:value="0.024229">
                <text:p>0.024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972">
                <text:p>0.037972</text:p>
              </table:table-cell>
              <table:table-cell office:value-type="float" office:value="0.028784">
                <text:p>0.028784</text:p>
              </table:table-cell>
              <table:table-cell office:value-type="float" office:value="0.026106">
                <text:p>0.026106</text:p>
              </table:table-cell>
              <table:table-cell office:value-type="float" office:value="0.026181">
                <text:p>0.026181</text:p>
              </table:table-cell>
              <table:table-cell office:value-type="float" office:value="0.026098">
                <text:p>0.026098</text:p>
              </table:table-cell>
              <table:table-cell office:value-type="float" office:value="0.02788">
                <text:p>0.02788</text:p>
              </table:table-cell>
              <table:table-cell office:value-type="float" office:value="0.027444">
                <text:p>0.027444</text:p>
              </table:table-cell>
              <table:table-cell office:value-type="float" office:value="0.031056">
                <text:p>0.031056</text:p>
              </table:table-cell>
              <table:table-cell office:value-type="float" office:value="0.027407">
                <text:p>0.027407</text:p>
              </table:table-cell>
              <table:table-cell office:value-type="float" office:value="0.027761">
                <text:p>0.027761</text:p>
              </table:table-cell>
              <table:table-cell office:value-type="float" office:value="0.028726">
                <text:p>0.028726</text:p>
              </table:table-cell>
              <table:table-cell office:value-type="float" office:value="0.025462">
                <text:p>0.025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089">
                <text:p>0.054089</text:p>
              </table:table-cell>
              <table:table-cell office:value-type="float" office:value="0.038036">
                <text:p>0.038036</text:p>
              </table:table-cell>
              <table:table-cell office:value-type="float" office:value="0.03454">
                <text:p>0.03454</text:p>
              </table:table-cell>
              <table:table-cell office:value-type="float" office:value="0.035801">
                <text:p>0.035801</text:p>
              </table:table-cell>
              <table:table-cell office:value-type="float" office:value="0.026868">
                <text:p>0.026868</text:p>
              </table:table-cell>
              <table:table-cell office:value-type="float" office:value="0.03072">
                <text:p>0.03072</text:p>
              </table:table-cell>
              <table:table-cell office:value-type="float" office:value="0.032318">
                <text:p>0.032318</text:p>
              </table:table-cell>
              <table:table-cell office:value-type="float" office:value="0.034529">
                <text:p>0.034529</text:p>
              </table:table-cell>
              <table:table-cell office:value-type="float" office:value="0.038316">
                <text:p>0.038316</text:p>
              </table:table-cell>
              <table:table-cell office:value-type="float" office:value="0.044206">
                <text:p>0.044206</text:p>
              </table:table-cell>
              <table:table-cell office:value-type="float" office:value="0.046911">
                <text:p>0.046911</text:p>
              </table:table-cell>
              <table:table-cell office:value-type="float" office:value="0.040971">
                <text:p>0.040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3375">
                <text:p>0.073375</text:p>
              </table:table-cell>
              <table:table-cell office:value-type="float" office:value="0.050578">
                <text:p>0.050578</text:p>
              </table:table-cell>
              <table:table-cell office:value-type="float" office:value="0.044299">
                <text:p>0.044299</text:p>
              </table:table-cell>
              <table:table-cell office:value-type="float" office:value="0.043628">
                <text:p>0.043628</text:p>
              </table:table-cell>
              <table:table-cell office:value-type="float" office:value="0.041123">
                <text:p>0.041123</text:p>
              </table:table-cell>
              <table:table-cell office:value-type="float" office:value="0.045463">
                <text:p>0.045463</text:p>
              </table:table-cell>
              <table:table-cell office:value-type="float" office:value="0.046763">
                <text:p>0.046763</text:p>
              </table:table-cell>
              <table:table-cell office:value-type="float" office:value="0.046978">
                <text:p>0.046978</text:p>
              </table:table-cell>
              <table:table-cell office:value-type="float" office:value="0.0524">
                <text:p>0.0524</text:p>
              </table:table-cell>
              <table:table-cell office:value-type="float" office:value="0.052446">
                <text:p>0.052446</text:p>
              </table:table-cell>
              <table:table-cell office:value-type="float" office:value="0.052251">
                <text:p>0.052251</text:p>
              </table:table-cell>
              <table:table-cell office:value-type="float" office:value="0.046333">
                <text:p>0.046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5317">
                <text:p>0.095317</text:p>
              </table:table-cell>
              <table:table-cell office:value-type="float" office:value="0.062072">
                <text:p>0.062072</text:p>
              </table:table-cell>
              <table:table-cell office:value-type="float" office:value="0.053933">
                <text:p>0.053933</text:p>
              </table:table-cell>
              <table:table-cell office:value-type="float" office:value="0.051802">
                <text:p>0.051802</text:p>
              </table:table-cell>
              <table:table-cell office:value-type="float" office:value="0.045">
                <text:p>0.045</text:p>
              </table:table-cell>
              <table:table-cell office:value-type="float" office:value="0.048363">
                <text:p>0.048363</text:p>
              </table:table-cell>
              <table:table-cell office:value-type="float" office:value="0.050348">
                <text:p>0.050348</text:p>
              </table:table-cell>
              <table:table-cell office:value-type="float" office:value="0.051886">
                <text:p>0.051886</text:p>
              </table:table-cell>
              <table:table-cell office:value-type="float" office:value="0.051874">
                <text:p>0.051874</text:p>
              </table:table-cell>
              <table:table-cell office:value-type="float" office:value="0.058812">
                <text:p>0.058812</text:p>
              </table:table-cell>
              <table:table-cell office:value-type="float" office:value="0.055743">
                <text:p>0.055743</text:p>
              </table:table-cell>
              <table:table-cell office:value-type="float" office:value="0.062533">
                <text:p>0.0625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0102">
                <text:p>0.120102</text:p>
              </table:table-cell>
              <table:table-cell office:value-type="float" office:value="0.077531">
                <text:p>0.077531</text:p>
              </table:table-cell>
              <table:table-cell office:value-type="float" office:value="0.0675">
                <text:p>0.0675</text:p>
              </table:table-cell>
              <table:table-cell office:value-type="float" office:value="0.060962">
                <text:p>0.060962</text:p>
              </table:table-cell>
              <table:table-cell office:value-type="float" office:value="0.058941">
                <text:p>0.058941</text:p>
              </table:table-cell>
              <table:table-cell office:value-type="float" office:value="0.06287">
                <text:p>0.06287</text:p>
              </table:table-cell>
              <table:table-cell office:value-type="float" office:value="0.064798">
                <text:p>0.064798</text:p>
              </table:table-cell>
              <table:table-cell office:value-type="float" office:value="0.070757">
                <text:p>0.070757</text:p>
              </table:table-cell>
              <table:table-cell office:value-type="float" office:value="0.077786">
                <text:p>0.077786</text:p>
              </table:table-cell>
              <table:table-cell office:value-type="float" office:value="0.077504">
                <text:p>0.077504</text:p>
              </table:table-cell>
              <table:table-cell office:value-type="float" office:value="0.079301">
                <text:p>0.079301</text:p>
              </table:table-cell>
              <table:table-cell office:value-type="float" office:value="0.069567">
                <text:p>0.069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8328">
                <text:p>0.148328</text:p>
              </table:table-cell>
              <table:table-cell office:value-type="float" office:value="0.091489">
                <text:p>0.091489</text:p>
              </table:table-cell>
              <table:table-cell office:value-type="float" office:value="0.077613">
                <text:p>0.077613</text:p>
              </table:table-cell>
              <table:table-cell office:value-type="float" office:value="0.070973">
                <text:p>0.070973</text:p>
              </table:table-cell>
              <table:table-cell office:value-type="float" office:value="0.071325">
                <text:p>0.071325</text:p>
              </table:table-cell>
              <table:table-cell office:value-type="float" office:value="0.072339">
                <text:p>0.072339</text:p>
              </table:table-cell>
              <table:table-cell office:value-type="float" office:value="0.068773">
                <text:p>0.068773</text:p>
              </table:table-cell>
              <table:table-cell office:value-type="float" office:value="0.07805">
                <text:p>0.07805</text:p>
              </table:table-cell>
              <table:table-cell office:value-type="float" office:value="0.087059">
                <text:p>0.087059</text:p>
              </table:table-cell>
              <table:table-cell office:value-type="float" office:value="0.085849">
                <text:p>0.085849</text:p>
              </table:table-cell>
              <table:table-cell office:value-type="float" office:value="0.092586">
                <text:p>0.092586</text:p>
              </table:table-cell>
              <table:table-cell office:value-type="float" office:value="0.089983">
                <text:p>0.089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